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Times New Roman" svg:font-family="'Times New Roman'"/>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3724" officeooo:paragraph-rsid="00083724"/>
    </style:style>
    <style:style style:name="P2" style:family="paragraph" style:parent-style-name="Standard">
      <style:text-properties style:font-name="Arial1" officeooo:rsid="00083724" officeooo:paragraph-rsid="00083724"/>
    </style:style>
    <style:style style:name="P3" style:family="paragraph" style:parent-style-name="Standard">
      <style:text-properties style:font-name="Arial1" fo:font-size="12pt" fo:font-weight="normal" officeooo:rsid="00083724" officeooo:paragraph-rsid="00083724" style:font-size-asian="10.5pt" style:font-weight-asian="normal" style:font-size-complex="12pt" style:font-weight-complex="normal"/>
    </style:style>
    <style:style style:name="P4" style:family="paragraph" style:parent-style-name="Standard">
      <style:text-properties style:font-name="Arial1" fo:font-size="12pt" fo:font-weight="normal" officeooo:rsid="000a6d9a" officeooo:paragraph-rsid="000a6d9a" style:font-size-asian="10.5pt" style:font-weight-asian="normal" style:font-size-complex="12pt" style:font-weight-complex="normal"/>
    </style:style>
    <style:style style:name="P5" style:family="paragraph" style:parent-style-name="Standard">
      <style:text-properties officeooo:rsid="00098328" officeooo:paragraph-rsid="00098328"/>
    </style:style>
    <style:style style:name="T1" style:family="text">
      <style:text-properties fo:font-variant="normal" fo:text-transform="none" fo:color="#120f2e" style:text-line-through-style="none" style:text-line-through-type="none" style:font-name="Arial" fo:font-size="14pt" fo:letter-spacing="normal" fo:font-style="normal" style:text-underline-style="none" fo:font-weight="bold" style:text-blinking="false" loext:padding="0cm" loext:border="none"/>
    </style:style>
    <style:style style:name="T2" style:family="text">
      <style:text-properties fo:font-variant="normal" fo:text-transform="none" fo:color="#120f2e" style:text-line-through-style="none" style:text-line-through-type="none" fo:font-size="14pt" fo:letter-spacing="normal" fo:font-style="normal" style:text-underline-style="none" fo:font-weight="bold" style:text-blinking="false" loext:padding="0cm" loext:border="none"/>
    </style:style>
    <style:style style:name="T3" style:family="text">
      <style:text-properties fo:font-variant="normal" fo:text-transform="none" fo:color="#120f2e" style:text-line-through-style="none" style:text-line-through-type="none" fo:letter-spacing="normal" fo:font-style="normal" style:text-underline-style="none" style:text-blinking="false" loext:padding="0cm" loext:border="none"/>
    </style:style>
    <style:style style:name="T4" style:family="text">
      <style:text-properties fo:font-variant="normal" fo:text-transform="none" fo:color="#120f2e" style:text-line-through-style="none" style:text-line-through-type="none" fo:letter-spacing="normal" fo:font-style="normal" style:text-underline-style="none" officeooo:rsid="000a6d9a" style:text-blinking="false" loext:padding="0cm" loext:border="none"/>
    </style:style>
    <style:style style:name="T5" style:family="text">
      <style:text-properties fo:font-variant="normal" fo:text-transform="none" fo:color="#120f2e" style:text-line-through-style="none" style:text-line-through-type="none" style:font-name="Arial1" fo:font-size="12pt" fo:letter-spacing="normal" fo:font-style="normal" style:text-underline-style="none" fo:font-weight="normal" style:text-blinking="false" style:font-size-asian="10.5pt" style:font-weight-asian="normal" style:font-size-complex="12pt" style:font-weight-complex="normal" loext:padding="0cm" loext:border="none"/>
    </style:style>
    <style:style style:name="T6" style:family="text">
      <style:text-properties fo:font-variant="normal" fo:text-transform="none" fo:color="#120f2e" style:text-line-through-style="none" style:text-line-through-type="none" style:font-name="Arial1" fo:font-size="12pt" fo:letter-spacing="normal" fo:font-style="normal" style:text-underline-style="none" fo:font-weight="normal" officeooo:rsid="00098328" style:text-blinking="false" style:font-size-asian="10.5pt" style:font-weight-asian="normal" style:font-size-complex="12pt" style:font-weight-complex="normal" loext:padding="0cm" loext:border="non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let2018</text:p>
      <text:p text:style-name="P1"><text:a xlink:type="simple" xlink:href="http://index.html/" text:style-name="Internet_20_link" text:visited-style-name="Visited_20_Internet_20_Link"><text:span text:style-name="T1">Introduktion</text:span></text:a></text:p>
      <text:p text:style-name="P1"><text:span text:style-name="T1"/></text:p>
      <text:p text:style-name="P2"><text:span text:style-name="T2">Hur går det till?</text:span></text:p>
      <text:p text:style-name="P2"><text:span text:style-name="T2"/></text:p>
      <text:p text:style-name="P3"><text:span text:style-name="T3">Nu när du har medborgarskap och är folkbokförd så har du rätt att rösta på valet 2018.</text:span></text:p>
      <text:p text:style-name="P3"><text:span text:style-name="T3">I det här webbsidan ska försöka hjälpa dig till hur röstar man och vilka regler det gäller.</text:span></text:p>
      <text:p text:style-name="P3"><text:span text:style-name="T3">Vi kommer att ta upp partiet på ett enkelt sätt och mindre texter, bara beskriva deras politiska huvuddel. För om ni är intresserad och vill prata ställa frågor till politiker så finns </text:span></text:p>
      <text:p text:style-name="P3"><text:span text:style-name="T3">det som kallas valstugor. Se på bilden åt höger ett valstuga <text:s/>i staden Göteborg.</text:span></text:p>
      <text:p text:style-name="P3"><text:span text:style-name="T3"/></text:p>
      <text:p text:style-name="P3"><text:span text:style-name="T3"/></text:p>
      <text:p text:style-name="P3"><text:span text:style-name="T3"/></text:p>
      <text:p text:style-name="P3"><text:span text:style-name="T3"/></text:p>
      <text:p text:style-name="P3"><text:span text:style-name="T3">Valregle</text:span><text:span text:style-name="T4">r i den Svenska Valdagen</text:span></text:p>
      <text:p text:style-name="P3"><text:span text:style-name="T3"/></text:p>
      <text:p text:style-name="P3"><text:span text:style-name="T3">Sverige är ett demokratiskt nation och är en del av demokratiska uppbyggnaden är rätten att rösta.</text:span></text:p>
      <text:p text:style-name="P3"><text:span text:style-name="T3"/></text:p>
      <text:p text:style-name="P3"><text:span text:style-name="T3">Rätten att rösta kallas rösträtt.</text:span></text:p>
      <text:p text:style-name="P3"><text:span text:style-name="T3"/></text:p>
      <text:p text:style-name="P3"><text:span text:style-name="T3">För att kunna rösta måste man vara 18 år gammal.</text:span></text:p>
      <text:p text:style-name="P3"><text:span text:style-name="T3">Valet är på det fjärde året.</text:span></text:p>
      <text:p text:style-name="P3"><text:span text:style-name="T3"/></text:p>
      <text:p text:style-name="P4"><text:span text:style-name="T3">Om du bor utomlands, kan du rösta via den svenska ambassaden eller ett svenskt konsultat. För rösta lite tidigare kallas för förtidsrösta måste du ha ett giltig id handling.</text:span></text:p>
      <text:p text:style-name="P4"><text:span text:style-name="T3">Pass eller Id-kort, Körkort.</text:span></text:p>
      <text:p text:style-name="P3"><text:span text:style-name="T3"/></text:p>
      <text:p text:style-name="P3"><text:span text:style-name="T3">Det finns tre delar man röstar på:</text:span></text:p>
      <text:p text:style-name="P3"><text:span text:style-name="T3"/></text:p>
      <text:p text:style-name="P3"><text:span text:style-name="T3">1 Riksdagen</text:span></text:p>
      <text:p text:style-name="P1"><text:span text:style-name="T5">2 Landstinget</text:span></text:p>
      <text:p text:style-name="P1"><text:span text:style-name="T5">3 Kommunen</text:span></text:p>
      <text:p text:style-name="P1"><text:span text:style-name="T5"/></text:p>
      <text:p text:style-name="P1"><text:span text:style-name="T5">En Valsedel ser ut så här.</text:span></text:p>
      <text:p text:style-name="P1"><text:span text:style-name="T5"/></text:p>
      <text:p text:style-name="P1"><text:span text:style-name="T5">På valsedel finns det namn på politiska personer som representeras av partiet.</text:span></text:p>
      <text:p text:style-name="P1"><text:span text:style-name="T5">Det är här vi väljer vilka som </text:span><text:span text:style-name="T6">får vår röst att kunna få makten styra Sverige.</text:span></text:p>
      <text:p text:style-name="P1"><text:span text:style-name="T6"/></text:p>
      <text:p text:style-name="P5"><text:span text:style-name="T5">På länken (Partier) länk är klickar med musen så att man kan ta sig fram till sidan partiet.</text:span></text:p>
      <text:p text:style-name="P5"><text:span text:style-name="T5">Där kan du klicka på parti symbolerna för att veta vad dem står för.</text:span></text:p>
      <text:p text:style-name="P5"><text:span text:style-name="T5"/></text:p>
      <text:p text:style-name="P5"><text:span text:style-name="T5"/></text:p>
      <text:p text:style-name="P5"><text:span text:style-name="T5">Partiet</text:span></text:p>
      <text:p text:style-name="P5"><text:span text:style-name="T5"/></text:p>
      <text:p text:style-name="P5"><text:span text:style-name="T5">234 155</text:span></text:p>
      <text:p text:style-name="P5"><text:span text:style-name="T5"/></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Times New Roman" svg:font-family="'Times New Roman'"/>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22:27:06.786000000</meta:creation-date>
    <dc:date>2018-06-22T02:44:27.314000000</dc:date>
    <meta:editing-duration>PT2H6M18S</meta:editing-duration>
    <meta:editing-cycles>2</meta:editing-cycles>
    <meta:generator>LibreOffice/6.0.2.1$Windows_X86_64 LibreOffice_project/f7f06a8f319e4b62f9bc5095aa112a65d2f3ac89</meta:generator>
    <meta:document-statistic meta:table-count="0" meta:image-count="0" meta:object-count="0" meta:page-count="1" meta:paragraph-count="25" meta:word-count="243" meta:character-count="1344" meta:non-whitespace-character-count="1124"/>
  </office:meta>
</office:document-meta>
</file>